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3.532cm"/>
    </style:style>
    <style:style style:name="gr2" style:family="graphic" style:parent-style-name="standard">
      <style:graphic-properties draw:textarea-horizontal-align="justify" draw:textarea-vertical-align="middle" draw:auto-grow-height="false" fo:min-height="3.05cm" fo:min-width="6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1cm" fo:min-width="1.95cm"/>
    </style:style>
    <style:style style:name="gr5" style:family="graphic" style:parent-style-name="standard">
      <style:graphic-properties draw:textarea-horizontal-align="justify" draw:textarea-vertical-align="middle" draw:auto-grow-height="false" fo:min-height="0.884cm" fo:min-width="4.91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5.7cm" svg:height="2.7cm" svg:x="9.1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7cm" svg:height="2.7cm" svg:x="8.6cm" svg:y="25.7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6cm" svg:height="3.3cm" svg:x="8.7cm" svg:y="5.4cm">
          <text:p text:style-name="P1">SUMA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1.95cm" svg:y1="4.4cm" svg:x2="12cm" svg:y2="5.4cm" draw:start-shape="id1" draw:start-glue-point="8" draw:end-shape="id2" svg:d="M11950 4400l50 1000" svg:viewBox="0 0 51 1001">
          <text:p/>
        </draw:connector>
        <draw:custom-shape draw:style-name="gr2" draw:text-style-name="P1" xml:id="id3" draw:id="id3" draw:layer="layout" svg:width="6.6cm" svg:height="3.3cm" svg:x="8.8cm" svg:y="9.6cm">
          <text:p text:style-name="P1">I = 0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12cm" svg:y1="8.7cm" svg:x2="12.1cm" svg:y2="9.6cm" draw:start-shape="id2" draw:start-glue-point="2" draw:end-shape="id3" svg:d="M12000 8700l100 900" svg:viewBox="0 0 101 901">
          <text:p/>
        </draw:connector>
        <draw:custom-shape draw:style-name="gr4" draw:text-style-name="P1" xml:id="id4" draw:id="id4" draw:layer="layout" svg:width="4.9cm" svg:height="4.7cm" svg:x="9.7cm" svg:y="13.9cm">
          <text:p text:style-name="P1">I &lt; 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12.1cm" svg:y1="12.9cm" svg:x2="12.15cm" svg:y2="13.9cm" draw:start-shape="id3" draw:start-glue-point="2" draw:end-shape="id4" draw:end-glue-point="4" svg:d="M12100 12900l50 1000" svg:viewBox="0 0 51 1001">
          <text:p/>
        </draw:connector>
        <draw:custom-shape draw:style-name="gr5" draw:text-style-name="P1" draw:layer="layout" svg:width="8.6cm" svg:height="1.8cm" svg:x="9.3cm" svg:y="20.7cm">
          <text:p text:style-name="P1">Pobierz liczba 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04.742828654</meta:creation-date>
    <meta:generator>LibreOffice/6.0.7.3$Linux_X86_64 LibreOffice_project/00m0$Build-3</meta:generator>
    <dc:date>2019-11-07T12:35:30.861947228</dc:date>
    <meta:editing-duration>PT5M26S</meta:editing-duration>
    <meta:editing-cycles>1</meta:editing-cycles>
    <meta:document-statistic meta:object-count="9"/>
  </office:meta>
</office:document-meta>
</file>